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DejaVu Sans" svg:font-family="'DejaVu Sans'" style:font-family-generic="swiss"/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.282cm" fo:margin-bottom="0.071cm" fo:text-indent="0.873cm" style:auto-text-indent="false" style:writing-mode="lr-tb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margin-left="0cm" fo:margin-right="0cm" fo:margin-top="0.282cm" fo:margin-bottom="0.071cm" fo:text-indent="0.873cm" style:auto-text-indent="false" style:writing-mode="lr-tb"/>
      <style:text-properties fo:font-size="14pt" style:font-size-asian="14pt" style:font-size-complex="14pt"/>
    </style:style>
    <style:style style:name="P3" style:family="paragraph" style:parent-style-name="Standard">
      <style:paragraph-properties fo:margin-left="0cm" fo:margin-right="0cm" fo:margin-top="0cm" fo:margin-bottom="0cm" fo:text-indent="0.873cm" style:auto-text-indent="false" style:writing-mode="lr-tb"/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margin-left="0cm" fo:margin-right="0cm" fo:margin-top="0cm" fo:margin-bottom="0cm" fo:text-indent="0cm" style:auto-text-indent="false" style:writing-mode="lr-tb"/>
      <style:text-properties fo:font-size="12pt" fo:font-weight="normal" style:font-size-asian="12pt" style:font-weight-asian="normal" style:font-size-complex="12pt" style:font-weight-complex="normal"/>
    </style:style>
    <style:style style:name="P5" style:family="paragraph" style:parent-style-name="Text_20_body">
      <style:paragraph-properties fo:margin-left="0cm" fo:margin-right="0cm" fo:margin-top="5.715cm" fo:margin-bottom="0.423cm" fo:text-align="center" style:justify-single-word="false" fo:text-indent="0cm" style:auto-text-indent="false" style:writing-mode="lr-tb"/>
      <style:text-properties fo:font-size="26pt" fo:language="ru" fo:country="RU"/>
    </style:style>
    <style:style style:name="P6" style:family="paragraph" style:parent-style-name="Text_20_body">
      <style:paragraph-properties fo:margin-left="0cm" fo:margin-right="0cm" fo:margin-top="0cm" fo:margin-bottom="0.423cm" fo:text-align="center" style:justify-single-word="false" fo:text-indent="0cm" style:auto-text-indent="false" style:writing-mode="lr-tb"/>
      <style:text-properties fo:font-size="20pt" fo:language="ru" fo:country="RU"/>
    </style:style>
    <style:style style:name="P7" style:family="paragraph" style:parent-style-name="Text_20_body">
      <style:paragraph-properties fo:margin-left="0cm" fo:margin-right="0cm" fo:margin-top="0cm" fo:margin-bottom="0.423cm" fo:text-align="center" style:justify-single-word="false" fo:text-indent="0cm" style:auto-text-indent="false" style:writing-mode="lr-tb"/>
      <style:text-properties fo:font-size="18pt" fo:language="ru" fo:country="RU"/>
    </style:style>
    <style:style style:name="P8" style:family="paragraph" style:parent-style-name="Text_20_body">
      <style:paragraph-properties fo:margin-left="0cm" fo:margin-right="0cm" fo:margin-top="7.408cm" fo:margin-bottom="0.353cm" fo:text-align="end" style:justify-single-word="false" fo:text-indent="0cm" style:auto-text-indent="false" style:writing-mode="lr-tb"/>
      <style:text-properties fo:font-size="16pt" fo:language="ru" fo:country="RU"/>
    </style:style>
    <style:style style:name="P9" style:family="paragraph" style:parent-style-name="Text_20_body">
      <style:paragraph-properties fo:margin-left="0cm" fo:margin-right="0cm" fo:margin-top="0cm" fo:margin-bottom="0cm" fo:text-align="end" style:justify-single-word="false" fo:text-indent="0cm" style:auto-text-indent="false" style:writing-mode="lr-tb"/>
      <style:text-properties fo:font-size="16pt" fo:language="ru" fo:country="RU"/>
    </style:style>
    <style:style style:name="P10" style:family="paragraph" style:parent-style-name="Text_20_body">
      <style:paragraph-properties fo:margin-left="0cm" fo:margin-right="0cm" fo:margin-top="2.752cm" fo:margin-bottom="0.423cm" fo:text-align="center" style:justify-single-word="false" fo:text-indent="0cm" style:auto-text-indent="false" style:writing-mode="lr-tb"/>
      <style:text-properties fo:font-size="16pt" fo:language="ru" fo:country="RU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Monospace" style:font-name-asian="Monospace" style:font-name-complex="Monospace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font-weight="normal" style:font-size-asian="12pt" style:font-weight-asian="normal" style:font-size-complex="12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Лабораторная работа №2</text:p>
      <text:p text:style-name="P6">по курсу:</text:p>
      <text:p text:style-name="P6">«Параллельные и распределённые вычисления»</text:p>
      <text:p text:style-name="P7">тема: «Иерархические библиотеки. Раздельная компиляция. Исключения.»</text:p>
      <text:p text:style-name="P8">Выполнил: студент группы ИВ-73</text:p>
      <text:p text:style-name="P9">НТУУ «КПИ» ФИВТ</text:p>
      <text:p text:style-name="P9">Вариант: 1.27, 2.14, 3.18</text:p>
      <text:p text:style-name="P9">Пустовит Михаил</text:p>
      <text:p text:style-name="P10">Киев-2009</text:p>
      <text:p text:style-name="P2"><text:soft-page-break/><text:span text:style-name="T1">Цель работы:</text:span> <text:span text:style-name="T4">Изучение механизма пакетов объектно-ориентированного программирования на примере построения иерархических библиотек, изучение средств и методов построения сложных программ, изучение средств и методов обеспечения их надежности выполнения программы.</text:span><text:line-break/> <text:s text:c="6"/><text:span text:style-name="T1">Вариант и задание:</text:span></text:p>
      <text:p text:style-name="P2"><text:span text:style-name="T1">1.27 Func1: </text:span><text:span text:style-name="T2">e = (A*B) + (C*D)</text:span></text:p>
      <text:p text:style-name="P2"><text:span text:style-name="T1">1.14 Func2: </text:span><text:span text:style-name="T2">MC = SORT(MA + MB*MO)</text:span></text:p>
      <text:p text:style-name="P2"><text:span text:style-name="T1">3.18 Func3: </text:span><text:span text:style-name="T2">p = MAX(SORT(MS) + MA*MB)</text:span></text:p>
      <text:p text:style-name="P1">Необходимые теоретические сведения:</text:p>
      <text:p text:style-name="P3">Ада является языком объектно-ориентированного программирования. Инкапсуляция обеспечивается механизмом пакетов. Полиморфизм – перекрывающимися подпрограммами. Наследование - механизмом иерархических библиотек и тэговых типов. Новый пакет В может быть реализован путем расширения уже существующего пакета А с помощью нотации А.В. При этом дочерний пакет А.В наследует ресурсы пакета А и может быть расширен путем добавления новых ресурсов. Правила наследования и видимости между родительскими и дочерними пакетами регулируются с помощью приватных разделов и приватных дочерних модулей.</text:p>
      <text:p text:style-name="P3"><text:s text:c="7"/>Ада обеспечивает разнообразные средства построения больших программных продуктов, основанные на модульных и объектно-ориентированных технологиях.</text:p>
      <text:p text:style-name="P3"><text:s text:c="7"/>Раздельная компиляция позволяет формировать программу в виде набора отдельных</text:p>
      <text:p text:style-name="P4">модулей, что важно при разработке больших и сверхбольших программных систем. При</text:p>
      <text:p text:style-name="P4">этом возможна раздельная компиляция каждого модуля, когда одновременно проверяется и</text:p>
      <text:p text:style-name="P4">правильность согласованности между модулями. За счет универсальной структуры всех модулей языка, включающей спецификацию и тело, язык обеспечивает три вида организации </text:p>
      <text:p text:style-name="P4">раздельной компиляции:</text:p>
      <text:p text:style-name="P3">- раздельная компиляция основной программы и пакета</text:p>
      <text:p text:style-name="P3">- раздельная компиляция основной программы, спецификации пакета и тела пакета</text:p>
      <text:p text:style-name="P3">- раздельная компиляция основной программы и тела пакета (спецификации пакета вложена в основную программу.</text:p>
      <text:p text:style-name="P3"><text:s text:c="7"/>Ада обеспечивает поддержку надежного выполнения программ, основанную на ис-</text:p>
      <text:p text:style-name="P4">пользовании механизма исключительных ситуаций.</text:p>
      <text:p text:style-name="P3"><text:s text:c="8"/>Надежность – основная отличительная особенность языка Ада, которая обеспечивается всеми его составляющими на всех этапах разработки и выполнения программы. Механизм исключений (исключительных ситуаций) реализует средства, обеспечивающие надежность выполнения Ада приложения. Механизм исключений в языке реализован с помощью стандартных и пользовательских исключений (exception), а также обработчиков исключений. Если при выполнении программы происходит исключительная ситуация (например, переполнение), то выполнение программы прерывается (а не завершается) и управление передается обработчику данного исключения, который выполняет действия по устранению данной ошибки и продолжению выполнения прерванной программы.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DejaVu Sans" svg:font-family="'DejaVu Sans'" style:font-family-generic="swiss"/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9-16T22:42:36</meta:creation-date>
    <dc:date>2009-09-16T22:51:54</dc:date>
    <meta:editing-duration>PT00H09M19S</meta:editing-duration>
    <meta:editing-cycles>9</meta:editing-cycles>
    <meta:generator>OpenOffice.org/3.0$Linux OpenOffice.org_project/300m15$Build-9379</meta:generator>
    <meta:document-statistic meta:table-count="0" meta:image-count="0" meta:object-count="0" meta:page-count="2" meta:paragraph-count="27" meta:word-count="347" meta:character-count="2940"/>
  </office:meta>
</office:document-meta>
</file>